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a22</text:p>
          </table:table-cell>
          <table:covered-table-cell table:style-name="ce2"/>
          <table:table-cell table:style-name="ce2" office:value-type="string" calcext:value-type="string">
            <text:p>cs137</text:p>
          </table:table-cell>
          <table:table-cell table:style-name="ce2" office:value-type="string" calcext:value-type="string" table:number-columns-spanned="2" table:number-rows-spanned="1">
            <text:p>ba133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o60</text:p>
          </table:table-cell>
          <table:covered-table-cell table:style-name="ce2"/>
          <table:table-cell table:style-name="ce2" office:value-type="string" calcext:value-type="string">
            <text:p>co57</text:p>
          </table:table-cell>
        </table:table-row>
        <table:table-row table:style-name="ro1">
          <table:table-cell/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 ½ (dias)</text:p>
          </table:table-cell>
          <table:table-cell table:formula="of:=2.6019*(365/1)" office:value-type="float" office:value="949.6935" calcext:value-type="float">
            <text:p>949,6935</text:p>
          </table:table-cell>
          <table:table-cell table:formula="of:=2.6019*365/1" office:value-type="float" office:value="949.6935" calcext:value-type="float">
            <text:p>949,6935</text:p>
          </table:table-cell>
          <table:table-cell table:formula="of:=30.07*365" office:value-type="float" office:value="10975.55" calcext:value-type="float">
            <text:p>10975,55</text:p>
          </table:table-cell>
          <table:table-cell table:formula="of:=10.52*365" office:value-type="float" office:value="3839.8" calcext:value-type="float">
            <text:p>3839,8</text:p>
          </table:table-cell>
          <table:table-cell table:formula="of:=10.52*365" office:value-type="float" office:value="3839.8" calcext:value-type="float">
            <text:p>3839,8</text:p>
          </table:table-cell>
          <table:table-cell table:formula="of:=5.2714*365" office:value-type="float" office:value="1924.061" calcext:value-type="float">
            <text:p>1924,061</text:p>
          </table:table-cell>
          <table:table-cell table:formula="of:=5.2714*365" office:value-type="float" office:value="1924.061" calcext:value-type="float">
            <text:p>1924,061</text:p>
          </table:table-cell>
          <table:table-cell office:value-type="float" office:value="271.79" calcext:value-type="float">
            <text:p>271,79</text:p>
          </table:table-cell>
        </table:table-row>
        <table:table-row table:style-name="ro1">
          <table:table-cell office:value-type="string" calcext:value-type="string">
            <text:p>b_gamma</text:p>
          </table:table-cell>
          <table:table-cell office:value-type="float" office:value="90.02" calcext:value-type="float">
            <text:p>90,02</text:p>
          </table:table-cell>
          <table:table-cell office:value-type="float" office:value="99.935" calcext:value-type="float">
            <text:p>99,935</text:p>
          </table:table-cell>
          <table:table-cell office:value-type="float" office:value="85.1" calcext:value-type="float">
            <text:p>85,1</text:p>
          </table:table-cell>
          <table:table-cell office:value-type="float" office:value="62.3" calcext:value-type="float">
            <text:p>62,3</text:p>
          </table:table-cell>
          <table:table-cell office:value-type="float" office:value="32.8" calcext:value-type="float">
            <text:p>32,8</text:p>
          </table:table-cell>
          <table:table-cell office:value-type="float" office:value="99.857" calcext:value-type="float">
            <text:p>99,857</text:p>
          </table:table-cell>
          <table:table-cell office:value-type="float" office:value="99.983" calcext:value-type="float">
            <text:p>99,983</text:p>
          </table:table-cell>
          <table:table-cell office:value-type="float" office:value="85.6" calcext:value-type="float">
            <text:p>85,6</text:p>
          </table:table-cell>
        </table:table-row>
        <table:table-row table:style-name="ro1">
          <table:table-cell office:value-type="string" calcext:value-type="string">
            <text:p>Actividad (kBq) en (t=0)</text:p>
          </table:table-cell>
          <table:table-cell table:number-columns-repeated="2" office:value-type="float" office:value="910" calcext:value-type="float">
            <text:p>910</text:p>
          </table:table-cell>
          <table:table-cell office:value-type="float" office:value="35.1" calcext:value-type="float">
            <text:p>35,1</text:p>
          </table:table-cell>
          <table:table-cell table:number-columns-repeated="2" office:value-type="float" office:value="31.3" calcext:value-type="float">
            <text:p>31,3</text:p>
          </table:table-cell>
          <table:table-cell table:number-columns-repeated="2" office:value-type="float" office:value="34.8" calcext:value-type="float">
            <text:p>34,8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string" calcext:value-type="string">
            <text:p>fecha (t=0)</text:p>
          </table:table-cell>
          <table:table-cell table:number-columns-repeated="2" table:style-name="ce3" office:value-type="date" office:date-value="2008-08-01" calcext:value-type="date">
            <text:p>01/08/08</text:p>
          </table:table-cell>
          <table:table-cell table:style-name="ce3" office:value-type="date" office:date-value="2006-05-18" calcext:value-type="date">
            <text:p>18/05/06</text:p>
          </table:table-cell>
          <table:table-cell table:number-columns-repeated="4" table:style-name="ce3" office:value-type="date" office:date-value="2006-06-08" calcext:value-type="date">
            <text:p>08/06/06</text:p>
          </table:table-cell>
          <table:table-cell table:style-name="ce3" office:value-type="date" office:date-value="2018-05-03" calcext:value-type="date">
            <text:p>03/05/18</text:p>
          </table:table-cell>
        </table:table-row>
        <table:table-row table:style-name="ro1">
          <table:table-cell office:value-type="string" calcext:value-type="string">
            <text:p>fecha (t=TN)</text:p>
          </table:table-cell>
          <table:table-cell table:number-columns-repeated="8" table:style-name="ce3" office:value-type="date" office:date-value="2019-10-29" calcext:value-type="date">
            <text:p>29/10/19</text:p>
          </table:table-cell>
        </table:table-row>
        <table:table-row table:style-name="ro1">
          <table:table-cell office:value-type="string" calcext:value-type="string">
            <text:p>Dias transcurridos</text:p>
          </table:table-cell>
          <table:table-cell table:formula="of:=[.B9]-[.B8]" office:value-type="float" office:value="4106" calcext:value-type="float">
            <text:p>4106</text:p>
          </table:table-cell>
          <table:table-cell table:formula="of:=[.C9]-[.C8]" office:value-type="float" office:value="4106" calcext:value-type="float">
            <text:p>4106</text:p>
          </table:table-cell>
          <table:table-cell table:formula="of:=[.D9]-[.D8]" office:value-type="float" office:value="4912" calcext:value-type="float">
            <text:p>4912</text:p>
          </table:table-cell>
          <table:table-cell table:formula="of:=[.E9]-[.E8]" office:value-type="float" office:value="4891" calcext:value-type="float">
            <text:p>4891</text:p>
          </table:table-cell>
          <table:table-cell table:formula="of:=[.F9]-[.F8]" office:value-type="float" office:value="4891" calcext:value-type="float">
            <text:p>4891</text:p>
          </table:table-cell>
          <table:table-cell table:formula="of:=[.G9]-[.G8]" office:value-type="float" office:value="4891" calcext:value-type="float">
            <text:p>4891</text:p>
          </table:table-cell>
          <table:table-cell table:formula="of:=[.H9]-[.H8]" office:value-type="float" office:value="4891" calcext:value-type="float">
            <text:p>4891</text:p>
          </table:table-cell>
          <table:table-cell table:formula="of:=[.I9]-[.I8]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Actividad en (t=TN)</text:p>
          </table:table-cell>
          <table:table-cell table:formula="of:=[.B7]*EXP(-(LN(2)/[.B5])*[.B10])" office:value-type="float" office:value="45.4504468779478" calcext:value-type="float">
            <text:p>45,4504468779478</text:p>
          </table:table-cell>
          <table:table-cell table:formula="of:=[.C7]*EXP(-(LN(2)/[.C5])*[.C10])" office:value-type="float" office:value="45.4504468779478" calcext:value-type="float">
            <text:p>45,4504468779478</text:p>
          </table:table-cell>
          <table:table-cell table:formula="of:=[.D7]*EXP(-(LN(2)/[.D5])*[.D10])" office:value-type="float" office:value="25.7385506346697" calcext:value-type="float">
            <text:p>25,7385506346697</text:p>
          </table:table-cell>
          <table:table-cell table:formula="of:=[.E7]*EXP(-(LN(2)/[.E5])*[.E10])" office:value-type="float" office:value="12.9450308068983" calcext:value-type="float">
            <text:p>12,9450308068983</text:p>
          </table:table-cell>
          <table:table-cell table:formula="of:=[.F7]*EXP(-(LN(2)/[.F5])*[.F10])" office:value-type="float" office:value="12.9450308068983" calcext:value-type="float">
            <text:p>12,9450308068983</text:p>
          </table:table-cell>
          <table:table-cell table:formula="of:=[.G7]*EXP(-(LN(2)/[.G5])*[.G10])" office:value-type="float" office:value="5.97523810242487" calcext:value-type="float">
            <text:p>5,97523810242487</text:p>
          </table:table-cell>
          <table:table-cell table:formula="of:=[.H7]*EXP(-(LN(2)/[.H5])*[.H10])" office:value-type="float" office:value="5.97523810242487" calcext:value-type="float">
            <text:p>5,97523810242487</text:p>
          </table:table-cell>
          <table:table-cell table:formula="of:=[.I7]*EXP(-(LN(2)/[.I5])*[.I10])" office:value-type="float" office:value="10.1641071098492" calcext:value-type="float">
            <text:p>10,1641071098492</text:p>
          </table:table-cell>
        </table:table-row>
        <table:table-row table:style-name="ro1">
          <table:table-cell office:value-type="string" calcext:value-type="string">
            <text:p>intensidades</text:p>
          </table:table-cell>
          <table:table-cell table:formula="of:=[.B11]*[.B6]" office:value-type="float" office:value="4091.44922795286" calcext:value-type="float">
            <text:p>4091,44922795286</text:p>
          </table:table-cell>
          <table:table-cell table:formula="of:=[.C11]*[.C6]" office:value-type="float" office:value="4542.09040874772" calcext:value-type="float">
            <text:p>4542,09040874772</text:p>
          </table:table-cell>
          <table:table-cell table:formula="of:=[.D11]*[.D6]" office:value-type="float" office:value="2190.35065901039" calcext:value-type="float">
            <text:p>2190,35065901039</text:p>
          </table:table-cell>
          <table:table-cell table:formula="of:=[.E11]*[.E6]" office:value-type="float" office:value="806.475419269764" calcext:value-type="float">
            <text:p>806,475419269764</text:p>
          </table:table-cell>
          <table:table-cell table:formula="of:=[.F11]*[.F6]" office:value-type="float" office:value="424.597010466264" calcext:value-type="float">
            <text:p>424,597010466264</text:p>
          </table:table-cell>
          <table:table-cell table:formula="of:=[.G11]*[.G6]" office:value-type="float" office:value="596.669351193841" calcext:value-type="float">
            <text:p>596,669351193841</text:p>
          </table:table-cell>
          <table:table-cell table:formula="of:=[.H11]*[.H6]" office:value-type="float" office:value="597.422231194746" calcext:value-type="float">
            <text:p>597,422231194746</text:p>
          </table:table-cell>
          <table:table-cell table:formula="of:=[.I11]*[.I6]" office:value-type="float" office:value="870.047568603093" calcext:value-type="float">
            <text:p>870,047568603093</text:p>
          </table:table-cell>
        </table:table-row>
        <table:table-row table:style-name="ro1">
          <table:table-cell table:style-name="ce1" office:value-type="string" calcext:value-type="string">
            <text:p>intensidades relativas</text:p>
          </table:table-cell>
          <table:table-cell table:style-name="ce1" table:formula="of:=[.B12]/[.C12]*100/2" office:value-type="float" office:value="45.0392755290939" calcext:value-type="float">
            <text:p>45,0392755290939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D12]/[.C12]*100" office:value-type="float" office:value="48.2234051262375" calcext:value-type="float">
            <text:p>48,2234051262375</text:p>
          </table:table-cell>
          <table:table-cell table:style-name="ce1" table:formula="of:=[.E12]/[.C12]*[.C13]" office:value-type="float" office:value="17.7556003226302" calcext:value-type="float">
            <text:p>17,7556003226302</text:p>
          </table:table-cell>
          <table:table-cell table:style-name="ce1" table:formula="of:=[.F12]/[.C12]*[.C13]" office:value-type="float" office:value="9.34805281833499" calcext:value-type="float">
            <text:p>9,34805281833499</text:p>
          </table:table-cell>
          <table:table-cell table:style-name="ce1" table:formula="of:=[.G12]/[.C12]*100" office:value-type="float" office:value="13.1364481438921" calcext:value-type="float">
            <text:p>13,1364481438921</text:p>
          </table:table-cell>
          <table:table-cell table:style-name="ce1" table:formula="of:=[.H12]/[.C12]*100" office:value-type="float" office:value="13.1530237717012" calcext:value-type="float">
            <text:p>13,1530237717012</text:p>
          </table:table-cell>
          <table:table-cell table:style-name="ce1" table:formula="of:=[.I12]/[.C12]*100" office:value-type="float" office:value="19.1552234831664" calcext:value-type="float">
            <text:p>19,1552234831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7:03:19.132662037</meta:creation-date>
    <dc:date>2020-10-10T18:46:55.574216490</dc:date>
    <meta:editing-duration>PT9M46S</meta:editing-duration>
    <meta:editing-cycles>1</meta:editing-cycles>
    <meta:document-statistic meta:table-count="1" meta:cell-count="94" meta:object-count="0"/>
    <meta:generator>LibreOffice/6.4.5.2$Linux_X86_64 LibreOffice_project/40$Build-2</meta:generator>
  </office:meta>
</office:document-meta>
</file>